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D000000142C70B0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sans-serif" svg:font-family="sans-serif"/>
    <style:font-face style:name="serif" svg:font-family="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6.995cm"/>
    </style:style>
    <style:style style:name="Tabla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4" style:family="table">
      <style:table-properties style:width="14.924cm" fo:margin-left="1.399cm" fo:margin-right="0.677cm" table:align="margins"/>
    </style:style>
    <style:style style:name="Tabla4.A" style:family="table-column">
      <style:table-column-properties style:column-width="14.924cm" style:rel-column-width="65535*"/>
    </style:style>
    <style:style style:name="Tabla4.A1" style:family="table-cell">
      <style:table-cell-properties fo:background-color="#000000" fo:padding="0.097cm" fo:border="0.002cm solid #000000">
        <style:background-image/>
      </style:table-cell-properties>
    </style:style>
    <style:style style:name="Tabla2" style:family="table">
      <style:table-properties style:width="15.926cm" fo:margin-left="0cm" table:align="left"/>
    </style:style>
    <style:style style:name="Tabla2.A" style:family="table-column">
      <style:table-column-properties style:column-width="15.926cm"/>
    </style:style>
    <style:style style:name="Tabla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3" style:family="table">
      <style:table-properties style:width="15.926cm" fo:margin-left="0cm" table:align="left"/>
    </style:style>
    <style:style style:name="Tabla3.A" style:family="table-column">
      <style:table-column-properties style:column-width="15.926cm"/>
    </style:style>
    <style:style style:name="Tabla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6" style:family="table">
      <style:table-properties style:width="15.926cm" fo:margin-left="0cm" table:align="left"/>
    </style:style>
    <style:style style:name="Tabla6.A" style:family="table-column">
      <style:table-column-properties style:column-width="15.926cm"/>
    </style:style>
    <style:style style:name="Tabla6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7" style:family="table">
      <style:table-properties style:width="15.926cm" fo:margin-left="0cm" table:align="left"/>
    </style:style>
    <style:style style:name="Tabla7.A" style:family="table-column">
      <style:table-column-properties style:column-width="15.926cm"/>
    </style:style>
    <style:style style:name="Tabla7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0" style:family="table">
      <style:table-properties style:width="15.926cm" fo:margin-left="0cm" table:align="left"/>
    </style:style>
    <style:style style:name="Tabla10.A" style:family="table-column">
      <style:table-column-properties style:column-width="15.926cm"/>
    </style:style>
    <style:style style:name="Tabla1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1" style:family="table">
      <style:table-properties style:width="15.926cm" fo:margin-left="0cm" table:align="left"/>
    </style:style>
    <style:style style:name="Tabla11.A" style:family="table-column">
      <style:table-column-properties style:column-width="15.926cm"/>
    </style:style>
    <style:style style:name="Tabla1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2" style:family="table">
      <style:table-properties style:width="15.926cm" fo:margin-left="0cm" table:align="left"/>
    </style:style>
    <style:style style:name="Tabla12.A" style:family="table-column">
      <style:table-column-properties style:column-width="15.926cm"/>
    </style:style>
    <style:style style:name="Tabla1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3" style:family="table">
      <style:table-properties style:width="15.926cm" fo:margin-left="0cm" table:align="left"/>
    </style:style>
    <style:style style:name="Tabla13.A" style:family="table-column">
      <style:table-column-properties style:column-width="15.926cm"/>
    </style:style>
    <style:style style:name="Tabla1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4" style:family="table">
      <style:table-properties style:width="15.926cm" fo:margin-left="0cm" table:align="left"/>
    </style:style>
    <style:style style:name="Tabla14.A" style:family="table-column">
      <style:table-column-properties style:column-width="15.926cm"/>
    </style:style>
    <style:style style:name="Tabla14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5" style:family="table">
      <style:table-properties style:width="15.926cm" fo:margin-left="0cm" table:align="left"/>
    </style:style>
    <style:style style:name="Tabla15.A" style:family="table-column">
      <style:table-column-properties style:column-width="15.926cm"/>
    </style:style>
    <style:style style:name="Tabla15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6" style:family="table">
      <style:table-properties style:width="15.926cm" fo:margin-left="0cm" table:align="left"/>
    </style:style>
    <style:style style:name="Tabla16.A" style:family="table-column">
      <style:table-column-properties style:column-width="15.926cm"/>
    </style:style>
    <style:style style:name="Tabla16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7" style:family="table">
      <style:table-properties style:width="15.926cm" fo:margin-left="0cm" table:align="left"/>
    </style:style>
    <style:style style:name="Tabla17.A" style:family="table-column">
      <style:table-column-properties style:column-width="15.926cm"/>
    </style:style>
    <style:style style:name="Tabla17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8" style:family="table">
      <style:table-properties style:width="15.926cm" fo:margin-left="0cm" table:align="left"/>
    </style:style>
    <style:style style:name="Tabla18.A" style:family="table-column">
      <style:table-column-properties style:column-width="15.926cm"/>
    </style:style>
    <style:style style:name="Tabla18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9" style:family="table">
      <style:table-properties style:width="15.926cm" fo:margin-left="0cm" table:align="left"/>
    </style:style>
    <style:style style:name="Tabla19.A" style:family="table-column">
      <style:table-column-properties style:column-width="15.926cm"/>
    </style:style>
    <style:style style:name="Tabla19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0" style:family="table">
      <style:table-properties style:width="15.926cm" fo:margin-left="0cm" table:align="left"/>
    </style:style>
    <style:style style:name="Tabla20.A" style:family="table-column">
      <style:table-column-properties style:column-width="15.926cm"/>
    </style:style>
    <style:style style:name="Tabla2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5" style:family="table">
      <style:table-properties style:width="15.926cm" fo:margin-left="0cm" table:align="left"/>
    </style:style>
    <style:style style:name="Tabla5.A" style:family="table-column">
      <style:table-column-properties style:column-width="15.926cm"/>
    </style:style>
    <style:style style:name="Tabla5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8" style:family="table">
      <style:table-properties style:width="16.342cm" fo:margin-left="0.667cm" fo:margin-right="-0.009cm" table:align="margins" style:shadow="none"/>
    </style:style>
    <style:style style:name="Tabla8.A" style:family="table-column">
      <style:table-column-properties style:column-width="16.342cm" style:rel-column-width="9265*"/>
    </style:style>
    <style:style style:name="Tabla8.A1" style:family="table-cell">
      <style:table-cell-properties fo:background-color="#000000" fo:padding="0.097cm" fo:border="0.002cm solid #808080">
        <style:background-image/>
      </style:table-cell-properties>
    </style:style>
    <style:style style:name="Tabla9" style:family="table">
      <style:table-properties style:width="15.794cm" fo:margin-left="1.196cm" fo:margin-right="0.011cm" table:align="margins"/>
    </style:style>
    <style:style style:name="Tabla9.A" style:family="table-column">
      <style:table-column-properties style:column-width="15.794cm" style:rel-column-width="8954*"/>
    </style:style>
    <style:style style:name="Tabla9.A1" style:family="table-cell">
      <style:table-cell-properties fo:padding="0cm" fo:border="none"/>
    </style:style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margin-top="0.423cm" fo:margin-bottom="0.423cm" fo:line-height="100%" fo:text-align="start" style:justify-single-word="false"/>
    </style:style>
    <style:style style:name="P6" style:family="paragraph" style:parent-style-name="Standard">
      <style:paragraph-properties fo:margin-top="0.423cm" fo:margin-bottom="0.423cm" fo:line-height="100%" fo:text-align="start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7" style:family="paragraph" style:parent-style-name="Standard">
      <style:paragraph-properties fo:margin-left="1.27cm" fo:margin-right="0cm" fo:line-height="100%" fo:text-align="start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line-height="100%" fo:text-align="start" style:justify-single-word="false" fo:text-indent="0cm" style:auto-text-indent="false" fo:background-color="#000000">
        <style:background-image/>
      </style:paragraph-properties>
      <style:text-properties fo:color="#dddddd" style:font-name="Consolas" fo:background-color="#000000"/>
    </style:style>
    <style:style style:name="P10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/>
    </style:style>
    <style:style style:name="P11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12" style:family="paragraph" style:parent-style-name="Text_20_body">
      <style:paragraph-properties fo:margin-left="1.27cm" fo:margin-right="0cm" fo:text-indent="0cm" style:auto-text-indent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423cm" fo:margin-bottom="0cm" fo:line-height="100%" fo:text-align="start" style:justify-single-word="false"/>
    </style:style>
    <style:style style:name="P14" style:family="paragraph" style:parent-style-name="Standard">
      <style:paragraph-properties fo:margin-top="0cm" fo:margin-bottom="0.423cm" fo:line-height="100%" fo:text-align="start" style:justify-single-word="false"/>
    </style:style>
    <style:style style:name="P15" style:family="paragraph" style:parent-style-name="Standard">
      <style:paragraph-properties fo:text-align="start" style:justify-single-word="false" fo:break-before="page"/>
    </style:style>
    <style:style style:name="P16" style:family="paragraph" style:parent-style-name="Standard">
      <style:paragraph-properties fo:margin-left="0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17" style:family="paragraph" style:parent-style-name="Heading">
      <style:paragraph-properties fo:text-align="end" style:justify-single-word="false"/>
    </style:style>
    <style:style style:name="P18" style:family="paragraph" style:parent-style-name="Subtitle">
      <style:paragraph-properties fo:text-align="end" style:justify-single-word="false"/>
    </style:style>
    <style:style style:name="P19" style:family="paragraph" style:parent-style-name="Text_20_body">
      <style:text-properties style:font-name="Arial" fo:font-size="11pt" style:font-size-asian="11pt" style:font-size-complex="11pt"/>
    </style:style>
    <style:style style:name="P20" style:family="paragraph" style:parent-style-name="Preformatted_20_Text">
      <style:text-properties style:font-name="Arial" fo:font-size="11pt" style:font-size-asian="11pt" style:font-size-complex="11pt"/>
    </style:style>
    <style:style style:name="P2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Arial" fo:font-size="11pt" style:font-size-asian="11pt" style:font-size-complex="11pt"/>
    </style:style>
    <style:style style:name="P22" style:family="paragraph" style:parent-style-name="Preformatted_20_Text">
      <style:paragraph-properties fo:background-color="#2b2b2b">
        <style:background-image/>
      </style:paragraph-properties>
      <style:text-properties fo:color="#a9b7c6" style:font-name="Arial" fo:font-size="11pt" style:font-size-asian="11pt" style:font-size-complex="11pt"/>
    </style:style>
    <style:style style:name="P23" style:family="paragraph" style:parent-style-name="Normal" style:list-style-name="L2"/>
    <style:style style:name="P24" style:family="paragraph" style:parent-style-name="Normal">
      <style:paragraph-properties>
        <style:tab-stops>
          <style:tab-stop style:position="0.101cm"/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Normal">
      <style:paragraph-properties>
        <style:tab-stops>
          <style:tab-stop style:position="0.101cm"/>
          <style:tab-stop style:position="0.6cm"/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ítulo_20_2">
      <style:text-properties style:text-underline-style="none" fo:font-weight="bold" style:font-weight-asian="bold" style:font-weight-complex="bold"/>
    </style:style>
    <style:style style:name="P27" style:family="paragraph" style:parent-style-name="Título_20_2">
      <style:paragraph-properties fo:break-before="page"/>
    </style:style>
    <style:style style:name="P28" style:family="paragraph" style:parent-style-name="Título_20_2" style:master-page-name="">
      <style:paragraph-properties style:page-number="auto"/>
      <style:text-properties style:font-name="sans-serif" fo:font-size="19.5pt"/>
    </style:style>
    <style:style style:name="P29" style:family="paragraph" style:parent-style-name="Título_20_3">
      <style:text-properties style:text-underline-style="solid" style:text-underline-width="auto" style:text-underline-color="font-color"/>
    </style:style>
    <style:style style:name="P30" style:family="paragraph" style:parent-style-name="Título_20_3">
      <style:text-properties fo:font-weight="bold" style:font-weight-asian="bold" style:font-weight-complex="bold"/>
    </style:style>
    <style:style style:name="P31" style:family="paragraph" style:parent-style-name="Título_20_3">
      <style:text-properties style:font-name="Arial" fo:font-size="14pt" fo:font-weight="bold" style:font-size-asian="14pt" style:font-weight-asian="bold" style:font-size-complex="14pt" style:font-weight-complex="bold"/>
    </style:style>
    <style:style style:name="P32" style:family="paragraph" style:parent-style-name="Título_20_3">
      <style:text-properties style:font-name="Arial" fo:font-size="14pt" style:font-size-asian="14pt" style:font-size-complex="14pt"/>
    </style:style>
    <style:style style:name="P33" style:family="paragraph" style:parent-style-name="Standard" style:list-style-name="WWNum5">
      <style:paragraph-properties fo:line-height="100%" fo:text-align="start" style:justify-single-word="false"/>
    </style:style>
    <style:style style:name="P34" style:family="paragraph" style:parent-style-name="Standard" style:list-style-name="WWNum6">
      <style:paragraph-properties fo:line-height="100%" fo:text-align="start" style:justify-single-word="false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 style:list-style-name="WWNum5">
      <style:paragraph-properties fo:margin-top="0.423cm" fo:margin-bottom="0cm" fo:line-height="100%" fo:text-align="start" style:justify-single-word="false"/>
    </style:style>
    <style:style style:name="P37" style:family="paragraph" style:parent-style-name="Standard" style:list-style-name="WWNum6">
      <style:paragraph-properties fo:margin-top="0.423cm" fo:margin-bottom="0cm" fo:line-height="100%" fo:text-align="start" style:justify-single-word="false"/>
    </style:style>
    <style:style style:name="P38" style:family="paragraph" style:parent-style-name="Standard" style:list-style-name="WWNum8">
      <style:paragraph-properties fo:margin-top="0.423cm" fo:margin-bottom="0cm" fo:line-height="100%" fo:text-align="start" style:justify-single-word="false"/>
    </style:style>
    <style:style style:name="P39" style:family="paragraph" style:parent-style-name="Standard" style:list-style-name="WWNum5">
      <style:paragraph-properties fo:margin-top="0cm" fo:margin-bottom="0.423cm" fo:line-height="100%" fo:text-align="start" style:justify-single-word="false"/>
    </style:style>
    <style:style style:name="P40" style:family="paragraph" style:parent-style-name="Standard" style:list-style-name="WWNum6">
      <style:paragraph-properties fo:margin-top="0cm" fo:margin-bottom="0.423cm" fo:line-height="100%" fo:text-align="start" style:justify-single-word="false"/>
    </style:style>
    <style:style style:name="P41" style:family="paragraph" style:parent-style-name="Standard" style:list-style-name="L3">
      <style:paragraph-properties fo:margin-top="0.423cm" fo:margin-bottom="0.423cm" fo:line-height="100%" fo:text-align="start" style:justify-single-word="false"/>
    </style:style>
    <style:style style:name="P42" style:family="paragraph" style:parent-style-name="Standard" style:list-style-name="WWNum8">
      <style:paragraph-properties fo:margin-top="0.423cm" fo:margin-bottom="0.423cm" fo:line-height="100%" fo:text-align="start" style:justify-single-word="false"/>
    </style:style>
    <style:style style:name="P43" style:family="paragraph" style:parent-style-name="Standard">
      <style:paragraph-properties fo:margin-left="0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44" style:family="paragraph" style:parent-style-name="Table_20_Contents">
      <style:paragraph-properties fo:background-color="#000000">
        <style:background-image/>
      </style:paragraph-properties>
      <style:text-properties style:font-name="Consolas" fo:font-size="10pt" style:font-size-asian="10pt" style:font-size-complex="10pt"/>
    </style:style>
    <style:style style:name="P45" style:family="paragraph" style:parent-style-name="Text_20_body">
      <style:text-properties style:font-name="Arial" fo:font-size="11pt" style:font-size-asian="11pt" style:font-size-complex="11pt"/>
    </style:style>
    <style:style style:name="P46" style:family="paragraph" style:parent-style-name="Text_20_body" style:list-style-name="L1">
      <style:text-properties style:font-name="Arial" fo:font-size="11pt" style:font-size-asian="11pt" style:font-size-complex="11pt"/>
    </style:style>
    <style:style style:name="P47" style:family="paragraph" style:parent-style-name="Text_20_body" style:list-style-name="L4">
      <style:text-properties style:font-name="Arial" fo:font-size="11pt" style:font-size-asian="11pt" style:font-size-complex="11pt"/>
    </style:style>
    <style:style style:name="P48" style:family="paragraph" style:parent-style-name="Text_20_body">
      <style:text-properties style:font-name="Arial" fo:font-size="11pt" style:font-size-asian="11pt" style:font-size-complex="11pt"/>
    </style:style>
    <style:style style:name="P49" style:family="paragraph" style:parent-style-name="Text_20_body" style:list-style-name="L5">
      <style:text-properties style:font-name="Arial" fo:font-size="11pt" style:font-size-asian="11pt" style:font-size-complex="11pt"/>
    </style:style>
    <style:style style:name="P50" style:family="paragraph" style:parent-style-name="Text_20_body" style:list-style-name="L7"/>
    <style:style style:name="P51" style:family="paragraph" style:parent-style-name="Text_20_body" style:master-page-name="">
      <style:paragraph-properties fo:line-height="92%" style:page-number="auto" style:shadow="none">
        <style:tab-stops/>
      </style:paragraph-properties>
      <style:text-properties style:font-name="Consolas" fo:font-size="10pt" style:font-size-asian="10pt" style:font-size-complex="10pt"/>
    </style:style>
    <style:style style:name="P52" style:family="paragraph" style:parent-style-name="Text_20_body">
      <style:paragraph-properties fo:line-height="92%" style:shadow="none">
        <style:tab-stops/>
      </style:paragraph-properties>
      <style:text-properties style:font-name="Consolas" fo:font-size="10pt" style:font-size-asian="10pt" style:font-size-complex="10pt"/>
    </style:style>
    <style:style style:name="P53" style:family="paragraph" style:parent-style-name="Text_20_body">
      <style:paragraph-properties fo:margin-left="1.27cm" fo:margin-right="0cm" fo:text-indent="0cm" style:auto-text-indent="false"/>
    </style:style>
    <style:style style:name="P54" style:family="paragraph" style:parent-style-name="Text_20_body">
      <style:paragraph-properties fo:margin-left="1.27cm" fo:margin-right="0cm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fo:color="#000000" style:text-underline-style="none" style:text-underline-mode="continuous" style:text-overline-mode="continuous" style:text-line-through-mode="continuous"/>
    </style:style>
    <style:style style:name="T2" style:family="text">
      <style:text-properties fo:color="#000000" style:text-underline-style="none" style:text-underline-mode="continuous" style:text-overline-mode="continuous" style:text-line-through-mode="continuous" fo:background-color="#f6f29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6f29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9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color="#ffffff" style:font-name="Consolas" fo:background-color="#333333" style:font-name-asian="Consolas" style:font-name-complex="Consolas"/>
    </style:style>
    <style:style style:name="T11" style:family="text">
      <style:text-properties fo:color="#ffffff" style:font-name="Consolas" fo:font-size="10pt" fo:background-color="#333333" style:font-name-asian="Consolas" style:font-size-asian="10pt" style:font-name-complex="Consolas" style:font-size-complex="10pt"/>
    </style:style>
    <style:style style:name="T12" style:family="text">
      <style:text-properties fo:language="es" fo:country="ES" style:language-asian="es" style:country-asian="ES" style:language-complex="ar" style:country-complex="SA"/>
    </style:style>
    <style:style style:name="T13" style:family="text">
      <style:text-properties fo:color="#d36363" style:font-name="Consolas" fo:background-color="#333333" style:font-name-asian="Consolas" style:font-name-complex="Consolas"/>
    </style:style>
    <style:style style:name="T14" style:family="text">
      <style:text-properties fo:color="#888888" style:font-name="Consolas" fo:background-color="#333333" style:font-name-asian="Consolas" style:font-name-complex="Consolas"/>
    </style:style>
    <style:style style:name="T15" style:family="text">
      <style:text-properties fo:color="#a2fca2" style:font-name="Consolas" fo:background-color="#333333" style:font-name-asian="Consolas" style:font-name-complex="Consolas"/>
    </style:style>
    <style:style style:name="T16" style:family="text">
      <style:text-properties fo:color="#a2fca2" style:font-name="Consolas" fo:font-size="10pt" fo:background-color="#333333" style:font-name-asian="Consolas" style:font-size-asian="10pt" style:font-name-complex="Consolas" style:font-size-complex="10pt"/>
    </style:style>
    <style:style style:name="T17" style:family="text">
      <style:text-properties fo:color="#ffffaa" style:font-name="Consolas" fo:background-color="#333333" style:font-name-asian="Consolas" style:font-name-complex="Consolas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background-color="#f6f291" style:font-style-asian="italic" style:font-style-complex="italic"/>
    </style:style>
    <style:style style:name="T22" style:family="text">
      <style:text-properties fo:font-style="italic" fo:font-weight="bold" fo:background-color="#f6f291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62c8f3" style:font-name="Consolas" fo:background-color="#333333" style:font-name-asian="Consolas" style:font-name-complex="Consolas"/>
    </style:style>
    <style:style style:name="T25" style:family="text">
      <style:text-properties fo:color="#62c8f3" style:font-name="Consolas" fo:font-weight="bold" fo:background-color="#333333" style:font-name-asian="Consolas" style:font-weight-asian="bold" style:font-name-complex="Consolas"/>
    </style:style>
    <style:style style:name="T26" style:family="text">
      <style:text-properties fo:color="#62c8f3" style:font-name="Consolas" fo:font-weight="bold" fo:background-color="#333333" style:font-name-asian="Consolas" style:font-weight-asian="bold" style:font-name-complex="Consolas" style:font-weight-complex="bold"/>
    </style:style>
    <style:style style:name="T27" style:family="text">
      <style:text-properties fo:color="#222222" fo:font-size="10.5pt" fo:background-color="#ffffff" style:font-size-asian="10.5pt" style:font-size-complex="10.5pt"/>
    </style:style>
    <style:style style:name="T28" style:family="text">
      <style:text-properties fo:color="#222222" fo:font-size="10.5pt" fo:background-color="#f6f291" style:font-size-asian="10.5pt" style:font-size-complex="10.5pt"/>
    </style:style>
    <style:style style:name="T29" style:family="text">
      <style:text-properties fo:background-color="#f6f291"/>
    </style:style>
    <style:style style:name="T30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31" style:family="text">
      <style:text-properties style:text-underline-style="none" fo:font-weight="normal" style:text-underline-mode="continuous" style:text-overline-mode="continuous" style:text-line-through-mode="continuous" fo:background-color="#f6f291" style:font-weight-asian="normal" style:font-weight-complex="normal"/>
    </style:style>
    <style:style style:name="T32" style:family="text">
      <style:text-properties style:text-underline-style="none" fo:font-weight="bold" style:font-weight-asian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ans-serif" fo:font-size="19.5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16pt" fo:font-weight="bold" style:font-size-asian="16pt" style:font-weight-asian="bold" style:font-size-complex="16pt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39" style:family="text">
      <style:text-properties style:font-name="JetBrains Mono" fo:font-size="19.5pt"/>
    </style:style>
    <style:style style:name="T40" style:family="text">
      <style:text-properties fo:color="#287bde"/>
    </style:style>
    <style:style style:name="T41" style:family="text">
      <style:text-properties fo:color="#287bde" style:font-name="JetBrains Mono" fo:font-size="19.5pt"/>
    </style:style>
    <style:style style:name="T42" style:family="text">
      <style:text-properties fo:color="#287bde" fo:font-size="19.5pt"/>
    </style:style>
    <style:style style:name="T43" style:family="text">
      <style:text-properties fo:color="#ffc66d" style:font-name="JetBrains Mono" fo:font-size="19.5pt" fo:font-style="italic"/>
    </style:style>
    <style:style style:name="T44" style:family="text">
      <style:text-properties fo:color="#ffc66d" fo:font-style="italic"/>
    </style:style>
    <style:style style:name="T45" style:family="text">
      <style:text-properties fo:color="#ffc66d" fo:font-size="19.5pt" fo:font-style="italic"/>
    </style:style>
    <style:style style:name="T46" style:family="text">
      <style:text-properties fo:color="#cc7832"/>
    </style:style>
    <style:style style:name="T47" style:family="text">
      <style:text-properties style:font-name="Arial"/>
    </style:style>
    <style:style style:name="T48" style:family="text">
      <style:text-properties style:font-name="Arial" fo:font-size="11pt" style:font-size-asian="11pt" style:font-size-complex="11pt"/>
    </style:style>
    <style:style style:name="T4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0" style:family="text">
      <style:text-properties style:font-name="Arial" fo:font-size="16pt" style:font-size-asian="16pt" style:font-size-complex="16pt"/>
    </style:style>
    <style:style style:name="T5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size="19.5pt"/>
    </style:style>
    <style:style style:name="T53" style:family="text">
      <style:text-properties fo:color="#a9b7c6"/>
    </style:style>
    <style:style style:name="T54" style:family="text">
      <style:text-properties fo:color="#a9b7c6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_q6qen9i5rdrs"/></text:p>
      <text:p text:style-name="Standard"><text:bookmark text:name="_wejvfymgad16"/></text:p>
      <text:p text:style-name="Standard"><text:bookmark text:name="_6rdax1mnl1go"/></text:p>
      <text:p text:style-name="Standard"><text:bookmark text:name="_h72uuwstmb8s"/></text:p>
      <text:p text:style-name="Standard"><text:bookmark text:name="_21rpackixe0a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sdhz6ehah3bn"/></text:p>
      <text:p text:style-name="P17"><text:bookmark text:name="_dbkyy8mi45hh"/><text:span text:style-name="Fuente_20_de_20_párrafo_20_predeter."><text:span text:style-name="T35">Guia de configuració</text:span></text:span></text:p>
      <text:p text:style-name="P18">Palma, juliol de 2021</text:p>
      <text:p text:style-name="P3"/>
      <text:p text:style-name="P15"/>
      <text:table-of-content text:style-name="Sect1" text:name="_TOC0">
        <text:table-of-content-source text:outline-level="4">
          <text:index-title-template text:style-name="Contents_20_Heading">Índex</text:index-title-template>
          <text:table-of-content-entry-template text:outline-level="1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tab-stop style:type="left" style:position="0.6cm" style:leader-char=" "/>
            <text:index-entry-tab-stop style:type="left" style:position="1cm" style:leader-char=" "/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_TOC0_Head">
            <text:p text:style-name="Contents_20_Heading">Índex</text:p>
          </text:index-title>
          <text:p text:style-name="P24"><text:tab/><text:a xlink:type="simple" xlink:href="#__RefHeading__2086_1412452315">1. Introducció<text:tab/>3</text:a></text:p>
          <text:p text:style-name="P24"><text:tab/><text:a xlink:type="simple" xlink:href="#__RefHeading__2088_1412452315">2. OpenJDK 11<text:tab/>3</text:a></text:p>
          <text:p text:style-name="P25"><text:tab/><text:tab/><text:tab/><text:a xlink:type="simple" xlink:href="#__RefHeading__1853_1718517735">Windows<text:tab/>3</text:a></text:p>
          <text:p text:style-name="P25"><text:tab/><text:tab/><text:tab/><text:a xlink:type="simple" xlink:href="#__RefHeading__1855_1718517735">Ubuntu<text:tab/>3</text:a></text:p>
          <text:p text:style-name="P24"><text:tab/><text:a xlink:type="simple" xlink:href="#__RefHeading__2090_1412452315">3. JBoss 7.2 EAP<text:tab/>4</text:a></text:p>
          <text:p text:style-name="P25"><text:tab/><text:tab/><text:tab/><text:a xlink:type="simple" xlink:href="#__RefHeading__1845_1718517735">Windows<text:tab/>4</text:a></text:p>
          <text:p text:style-name="P25"><text:tab/><text:tab/><text:tab/><text:a xlink:type="simple" xlink:href="#__RefHeading__1847_1718517735">Ubuntu<text:tab/>5</text:a></text:p>
          <text:p text:style-name="P25"><text:tab/><text:tab/><text:tab/><text:a xlink:type="simple" xlink:href="#__RefHeading__2200_1421381536">Habilitar conexión remota a JBoss<text:tab/>5</text:a></text:p>
          <text:p text:style-name="P24"><text:tab/><text:a xlink:type="simple" xlink:href="#__RefHeading__2092_1412452315">4. Postgres 10<text:tab/>6</text:a></text:p>
          <text:p text:style-name="P24"><text:tab/><text:a xlink:type="simple" xlink:href="#__RefHeading__2094_1412452315">5. Configuració d'un Datasource en JBOSS<text:tab/>7</text:a></text:p>
          <text:p text:style-name="P24"><text:tab/><text:a xlink:type="simple" xlink:href="#__RefHeading__2098_1412452315">6. Apache Maven<text:tab/>9</text:a></text:p>
          <text:p text:style-name="P24"><text:tab/><text:a xlink:type="simple" xlink:href="#__RefHeading__2202_1421381536">6. Keycloak 6.0.1<text:tab/>10</text:a></text:p>
          <text:p text:style-name="P25"><text:tab/><text:tab/><text:tab/><text:a xlink:type="simple" xlink:href="#__RefHeading__2654_1718517735">Instal·lació<text:tab/>10</text:a></text:p>
          <text:p text:style-name="P25"><text:tab/><text:tab/><text:tab/><text:a xlink:type="simple" xlink:href="#__RefHeading__2656_1718517735">Configuració<text:tab/>11</text:a></text:p>
        </text:index-body>
      </text:table-of-content>
      <text:p text:style-name="Standard"/>
      <text:h text:style-name="P27" text:outline-level="2" text:is-list-header="true"><text:bookmark-start text:name="__RefHeading__2086_1412452315"/><text:bookmark text:name="_h4f0l2qrbn4b"/><text:span text:style-name="Fuente_20_de_20_párrafo_20_predeter."><text:span text:style-name="T3">1. Introducció</text:span></text:span><text:bookmark-end text:name="__RefHeading__2086_1412452315"/></text:h>
      <text:p text:style-name="Text_20_body">En aquest document s'explica primer com configurar les tecnologies que formen part del projecte <text:span text:style-name="T29">Bioatles</text:span>. </text:p>
      <text:p text:style-name="P14"/>
      <text:p text:style-name="P19">Tecnologies utilitzades:</text:p>
      <text:list xml:id="list2006310874396836249" text:style-name="L1">
        <text:list-item>
          <text:p text:style-name="P46"><text:span text:style-name="T5">OpenJDK11</text:span><text:span text:style-name="T29">: </text:span>plataforma de desenvolupament.</text:p>
        </text:list-item>
        <text:list-item>
          <text:p text:style-name="P46"><text:span text:style-name="T5">JBoss</text:span><text:span text:style-name="T4"> 7.2 </text:span><text:span text:style-name="T5">EAP</text:span><text:span text:style-name="T29">: servidor d’aplicacions.</text:span></text:p>
        </text:list-item>
        <text:list-item>
          <text:p text:style-name="P46"><text:span text:style-name="T5">Maven 3.6</text:span><text:span text:style-name="T29">: eina per a la gestió i construcció de projectes Jakarta EE.</text:span></text:p>
        </text:list-item>
        <text:list-item>
          <text:p text:style-name="P46"><text:span text:style-name="T5">KeyCloak 6.0.1</text:span><text:span text:style-name="T29">: </text:span>sistema d’administració d’identitats.</text:p>
        </text:list-item>
        <text:list-item>
          <text:p text:style-name="P46"><text:span text:style-name="T4">Postgres 10</text:span>: base de dades.</text:p>
          <text:p text:style-name="P46"/>
        </text:list-item>
      </text:list>
      <text:h text:style-name="Título_20_2" text:outline-level="2" text:is-list-header="true"><text:bookmark-start text:name="__RefHeading__2088_1412452315"/><text:span text:style-name="Fuente_20_de_20_párrafo_20_predeter."><text:span text:style-name="T36">2. OpenJDK 11</text:span></text:span><text:bookmark-end text:name="__RefHeading__2088_1412452315"/></text:h>
      <text:h text:style-name="Título_20_3" text:outline-level="3"><text:bookmark-start text:name="__RefHeading__1853_1718517735"/><text:span text:style-name="Fuente_20_de_20_párrafo_20_predeter."><text:span text:style-name="T8">Windows</text:span></text:span><text:bookmark-end text:name="__RefHeading__1853_1718517735"/></text:h>
      <text:list xml:id="list3130595810598492397" text:style-name="WWNum5">
        <text:list-item text:start-value="1">
          <text:p text:style-name="P36">Descarregar **_openjdk-11+28_windows-x64_bin.zip_** des <text:a xlink:type="simple" xlink:href="https://jdk.java.net/java-se-ri/11" text:style-name="Internet_20_link" text:visited-style-name="Visited_20_Internet_20_Link">https://jdk.java.net/java-se-ri/11</text:a>.</text:p>
        </text:list-item>
      </text:list>
      <text:p text:style-name="P13"/>
      <text:list xml:id="list35291116" text:continue-numbering="true" text:style-name="WWNum5">
        <text:list-item>
          <text:p text:style-name="P33">Es descarregarà un fitxer <text:span text:style-name="Fuente_20_de_20_párrafo_20_predeter."><text:span text:style-name="T3">openjdk-11+28_windows-x64_bin.zip <text:tab/></text:span></text:span>que es descomprimirà en el meu cas vaig a utilitzar <text:span text:style-name="Fuente_20_de_20_párrafo_20_predeter."><text:span text:style-name="T3">C:\Program Files\Java</text:span></text:span>.</text:p>
        </text:list-item>
      </text:list>
      <text:p text:style-name="P4"/>
      <text:list xml:id="list35291815" text:continue-numbering="true" text:style-name="WWNum5">
        <text:list-item>
          <text:p text:style-name="P33">Creació de les variables d'entorn:</text:p>
          <text:p text:style-name="P33"><text:span text:style-name="Fuente_20_de_20_párrafo_20_predeter."><text:span text:style-name="T33">JAVA_HOME</text:span></text:span><text:span text:style-name="T33"> =</text:span><text:span text:style-name="Fuente_20_de_20_párrafo_20_predeter."><text:span text:style-name="T33">C:\ProgramFiles\Java\jdk-11</text:span></text:span></text:p>
        </text:list-item>
      </text:list>
      <text:p text:style-name="P7">PATH=%PATH;<text:a xlink:type="simple" xlink:href="../../../../../../../Java/jdk-11/bin" text:style-name="Internet_20_link" text:visited-style-name="Visited_20_Internet_20_Link">C:/Java/jdk-11/bin</text:a></text:p>
      <text:p text:style-name="P7"/>
      <text:list xml:id="list35293709" text:continue-numbering="true" text:style-name="WWNum5">
        <text:list-header>
          <text:p text:style-name="P39">És necessari tenir establerta la variable <text:span text:style-name="Fuente_20_de_20_párrafo_20_predeter."><text:span text:style-name="T3">JAVA_HOME</text:span></text:span> com a variable d’entorn ja que tots els scripts de JBoss es basen en la variable.</text:p>
        </text:list-header>
      </text:list>
      <text:h text:style-name="Título_20_3" text:outline-level="3"><text:bookmark-start text:name="__RefHeading__1855_1718517735"/><text:span text:style-name="Fuente_20_de_20_párrafo_20_predeter."><text:span text:style-name="T8">Ubuntu</text:span></text:span><text:bookmark-end text:name="__RefHeading__1855_1718517735"/></text:h>
      <text:p text:style-name="P5">Ejecutar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"><text:span text:style-name="Fuente_20_de_20_párrafo_20_predeter."><text:span text:style-name="T10">sudo add-apt-repository ppa:openjdk-r/ppa</text:span></text:span><text:span text:style-name="Fuente_20_de_20_párrafo_20_predeter."><text:span text:style-name="T10"><text:line-break/>sudo apt update</text:span></text:span><text:span text:style-name="Fuente_20_de_20_párrafo_20_predeter."><text:span text:style-name="T10"><text:line-break/>sudo apt install openjdk-11-jdk</text:span></text:span></text:p>
          </table:table-cell>
        </table:table-row>
      </table:table>
      <text:p text:style-name="P5"><text:soft-page-break/></text:p>
      <text:h text:style-name="Título_20_2" text:outline-level="2" text:is-list-header="true"><text:bookmark-start text:name="__RefHeading__2090_1412452315"/><text:span text:style-name="Fuente_20_de_20_párrafo_20_predeter."><text:span text:style-name="T3">3. JBoss 7.2 EAP</text:span></text:span><text:bookmark-end text:name="__RefHeading__2090_1412452315"/></text:h>
      <text:p text:style-name="P3"><text:span text:style-name="Fuente_20_de_20_párrafo_20_predeter."><text:span text:style-name="T3">JBoss</text:span></text:span>: Servidor de Aplicaciones Java.</text:p>
      <text:p text:style-name="P3"/>
      <text:h text:style-name="Título_20_3" text:outline-level="3"><text:bookmark-start text:name="__RefHeading__1845_1718517735"/><text:span text:style-name="Fuente_20_de_20_párrafo_20_predeter."><text:span text:style-name="T8">Windows</text:span></text:span><text:bookmark-end text:name="__RefHeading__1845_1718517735"/></text:h>
      <text:list xml:id="list2480124515198628129" text:style-name="WWNum6">
        <text:list-item text:start-value="1">
          <text:p text:style-name="P37">Anar a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 </text:span></text:a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 i descarregar. És necessari tenir compte a RedHat.</text:p>
        </text:list-item>
      </text:list>
      <text:p text:style-name="P13"/>
      <text:list xml:id="list35291913" text:continue-numbering="true" text:style-name="WWNum6">
        <text:list-item>
          <text:p text:style-name="P34">Es descarregarà un fitxer <text:span text:style-name="Fuente_20_de_20_párrafo_20_predeter."><text:span text:style-name="T3">jboss-eap-7.2.0-installer.jar</text:span></text:span>.</text:p>
        </text:list-item>
      </text:list>
      <text:p text:style-name="P4"/>
      <text:list xml:id="list35287235" text:continue-numbering="true" text:style-name="WWNum6">
        <text:list-item>
          <text:p text:style-name="P34"><text:s/>Executar instal·lador:</text:p>
        </text:list-item>
      </text:list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9">java -jar jboss-eap-7.2.0-installer.jar</text:p>
          </table:table-cell>
        </table:table-row>
      </table:table>
      <text:p text:style-name="P7"/>
      <text:p text:style-name="P7">Executant el fitxer s’iniciarà l’assistent d’instal·lació que demanarà especificar el directori d’instal·lació del JBoss i la creació d’un usuari administrador del tipus management’.</text:p>
      <text:p text:style-name="P7"/>
      <text:list xml:id="list35277568" text:continue-numbering="true" text:style-name="WWNum6">
        <text:list-item>
          <text:list>
            <text:list-item>
              <text:p text:style-name="P34">Si no demanàs usuari i hi hagués problemes d’autenticació, es pot crear un usuari amb l’script JBOSS_HOME/bin/add-user<text:line-break/> <text:tab/><text:tab/></text:p>
            </text:list-item>
            <text:list-item>
              <text:p text:style-name="P34"><text:span text:style-name="Fuente_20_de_20_párrafo_20_predeter."><text:span text:style-name="T3">IMPORTANT</text:span></text:span>: Si la comanda add-user no funciona, provar amb Java 8.<text:line-break/> <text:tab/></text:p>
            </text:list-item>
          </text:list>
        </text:list-item>
        <text:list-item>
          <text:p text:style-name="P34">Establir variable JBOSS_HOME amb el valor del directori d’instal·lació. P.ex: <text:span text:style-name="Fuente_20_de_20_párrafo_20_predeter."><text:span text:style-name="T3">C:\Desarrollo\jboss-eap-7.2.</text:span></text:span></text:p>
        </text:list-item>
      </text:list>
      <text:p text:style-name="P4"><text:span text:style-name="Fuente_20_de_20_párrafo_20_predeter."><text:span text:style-name="T3"/></text:span></text:p>
      <text:list xml:id="list35293626" text:continue-numbering="true" text:style-name="WWNum6">
        <text:list-item>
          <text:p text:style-name="P40"><text:span text:style-name="Fuente_20_de_20_párrafo_20_predeter."><text:span text:style-name="T3">IMPORTANT:</text:span></text:span> Si aparegués un error de WeldStartService de Contexto de solo lectura, s’arregla afegint <text:span text:style-name="Fuente_20_de_20_párrafo_20_predeter."><text:span text:style-name="T3">require-bean-descriptor="true"</text:span></text:span> al subsistema Weld.</text:p>
        </text:list-item>
      </text:list>
      <text:p text:style-name="P5"><text:span text:style-name="Fuente_20_de_20_párrafo_20_predeter."><text:span text:style-name="T12"><draw:frame draw:style-name="fr1" draw:name="image3.png" text:anchor-type="as-char" svg:y="0cm" svg:width="15.928cm" style:rel-width="scale" svg:height="0.423cm" style:rel-height="scale" draw:z-index="0"><draw:image xlink:href="Pictures/100002010000030D000000142C70B0B8.png" xlink:type="simple" xlink:show="embed" xlink:actuate="onLoad"/></draw:frame></text:span></text:span></text:p>
      <text:p text:style-name="P5">Per encendre JBoss: executar fitxer <text:tab/><text:span text:style-name="Fuente_20_de_20_párrafo_20_predeter."><text:span text:style-name="T20">JBOSS_HOME\bin\standalone.bat</text:span></text:span><text:span text:style-name="Fuente_20_de_20_párrafo_20_predeter."><text:span text:style-name="T3">.</text:span></text:span></text:p>
      <text:p text:style-name="P5">Per desplegar EARs: Deixar EAR dins la carpeta <text:span text:style-name="T20">JBOSS_HOME</text:span><text:span text:style-name="Fuente_20_de_20_párrafo_20_predeter."><text:span text:style-name="T20">\standalone\deployments</text:span></text:span><text:span text:style-name="Fuente_20_de_20_párrafo_20_predeter."><text:span text:style-name="T3"> </text:span></text:span>i encendre JBoss.</text:p>
      <text:p text:style-name="P5">Fitxer de configuració important és l’<text:span text:style-name="Fuente_20_de_20_párrafo_20_predeter."><text:span text:style-name="T3">standalone.xml</text:span></text:span> i es troba a: <text:span text:style-name="Fuente_20_de_20_párrafo_20_predeter."><text:span text:style-name="T20">JBOSS_HOME\standalone\configuration</text:span></text:span><text:span text:style-name="Fuente_20_de_20_párrafo_20_predeter."><text:span text:style-name="T3">.</text:span></text:span></text:p>
      <text:h text:style-name="Título_20_3" text:outline-level="3"><text:bookmark-start text:name="__RefHeading__1847_1718517735"/><text:soft-page-break/><text:span text:style-name="Fuente_20_de_20_párrafo_20_predeter."><text:span text:style-name="T8">Ubuntu</text:span></text:span><text:bookmark-end text:name="__RefHeading__1847_1718517735"/></text:h>
      <text:p text:style-name="P5"><text:span text:style-name="Fuente_20_de_20_párrafo_20_predeter."><text:span text:style-name="T1">Descarregar </text:span></text:span><text:span text:style-name="Fuente_20_de_20_párrafo_20_predeter."><text:span text:style-name="T2">jboss-*eap-7</text:span></text:span><text:span text:style-name="Fuente_20_de_20_párrafo_20_predeter."><text:span text:style-name="T1">.2.0-</text:span></text:span><text:span text:style-name="Fuente_20_de_20_párrafo_20_predeter."><text:span text:style-name="T2">installer</text:span></text:span><text:span text:style-name="Fuente_20_de_20_párrafo_20_predeter."><text:span text:style-name="T1">.</text:span></text:span><text:span text:style-name="Fuente_20_de_20_párrafo_20_predeter."><text:span text:style-name="T2">jar</text:span></text:span><text:span text:style-name="Fuente_20_de_20_párrafo_20_predeter."><text:span text:style-name="T1"> des de </text:span></text:span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</text:p>
      <text:p text:style-name="P5">Nota: Les descarregues via <text:span text:style-name="T29">curl</text:span> o <text:span text:style-name="T29">wget</text:span> de l'instal·lador o <text:span text:style-name="T29">zip</text:span> generen arxius corruptes. Ho resolem fent la descàrrega en un PC amb interfície gràfica (nostre <text:span text:style-name="T29">windows</text:span> per exemple) i movent l'arxiu al servidor de preproducció amb <text:span text:style-name="T29">WinSCP</text:span> </text:p>
      <text:p text:style-name="P5">Executar instal·lador 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"><text:span text:style-name="Fuente_20_de_20_párrafo_20_predeter."><text:span text:style-name="T10">java -jar jboss-eap-7.2.0-installer.jar</text:span></text:span></text:p>
          </table:table-cell>
        </table:table-row>
      </table:table>
      <text:p text:style-name="P5">Seguir instruccions de l'instal·lador. Jo vaig donar d'usuari i password: </text:p>
      <text:p text:style-name="P5">usuario admin</text:p>
      <text:p text:style-name="P5">password adminadmin0.</text:p>
      <text:p text:style-name="P5">I, encara que no sabia si era necessari vaig respondre afirmativament a la següent pregunta:<text:line-break/>Li agradaria generar un <text:span text:style-name="T29">script</text:span> d'instal·lació automàtica i un arxiu de propietats? (i/n) [n]:<text:line-break/>En finalitzar la instal·lació es va a la carpeta /<text:span text:style-name="T29">bin</text:span> del <text:span text:style-name="T29">JBOSS</text:span> instal·lat i s'executa: </text:p>
      <text:p text:style-name="P5">sudo ./standalone.sh -b &lt;ip del servidor en el que corre JBOSS&gt; -bmanagement &lt;ip del servidor en el que corre JBOSS&gt;</text:p>
      <text:p text:style-name="P5">p.ej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"><text:span text:style-name="Fuente_20_de_20_párrafo_20_predeter."><text:span text:style-name="T10">sudo ./standalone.sh -b </text:span></text:span><text:span text:style-name="Fuente_20_de_20_párrafo_20_predeter."><text:span text:style-name="T13">10.215</text:span></text:span><text:span text:style-name="Fuente_20_de_20_párrafo_20_predeter."><text:span text:style-name="T10">.</text:span></text:span><text:span text:style-name="Fuente_20_de_20_párrafo_20_predeter."><text:span text:style-name="T13">216.210</text:span></text:span><text:span text:style-name="Fuente_20_de_20_párrafo_20_predeter."><text:span text:style-name="T10"> -bmanagement </text:span></text:span><text:span text:style-name="Fuente_20_de_20_párrafo_20_predeter."><text:span text:style-name="T13">10.215.216.210</text:span></text:span></text:p>
          </table:table-cell>
        </table:table-row>
      </table:table>
      <text:p text:style-name="P5"/>
      <text:p text:style-name="P5">En executar-ho d'aquesta manera habilitem l'accés remot al <text:span text:style-name="T29">JBOSS</text:span> des de qualsevol PC. En aquest cas s'accediria al <text:span text:style-name="T29">admin</text:span> en: </text:p>
      <text:p text:style-name="P5"><text:a xlink:type="simple" xlink:href="http://10.215.216.210:9990/console" text:style-name="Internet_20_link" text:visited-style-name="Visited_20_Internet_20_Link"><text:span text:style-name="Fuente_20_de_20_párrafo_20_predeter."><text:span text:style-name="T9">http://10.215.216.210:9990/console</text:span></text:span></text:a></text:p>
      <text:h text:style-name="P29" text:outline-level="3" text:is-list-header="true"><text:bookmark-start text:name="__RefHeading__2200_1421381536"/>Habilitar conexión remota a JBoss<text:bookmark-end text:name="__RefHeading__2200_1421381536"/></text:h>
      <text:p text:style-name="P5">En Ubuntu:</text:p>
      <table:table table:name="Tabla6" table:style-name="Tabla6">
        <table:table-column table:style-name="Tabla6.A"/>
        <text:soft-page-break/>
        <table:table-row>
          <table:table-cell table:style-name="Tabla6.A1" office:value-type="string">
            <text:p text:style-name="P3"><text:span text:style-name="Fuente_20_de_20_párrafo_20_predeter."><text:span text:style-name="T10">./run.sh -b &lt;ip address&gt;</text:span></text:span></text:p>
          </table:table-cell>
        </table:table-row>
      </table:table>
      <text:p text:style-name="P5">En Windows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><text:span text:style-name="Fuente_20_de_20_párrafo_20_predeter."><text:span text:style-name="T10">standalone.bat -b &lt;ip address&gt;</text:span></text:span></text:p>
          </table:table-cell>
        </table:table-row>
      </table:table>
      <text:h text:style-name="Título_20_2" text:outline-level="2" text:is-list-header="true"><text:bookmark-start text:name="__RefHeading__2092_1412452315"/><text:span text:style-name="Fuente_20_de_20_párrafo_20_predeter."><text:span text:style-name="T32">4. Postgres 10</text:span></text:span><text:bookmark-end text:name="__RefHeading__2092_1412452315"/></text:h>
      <text:p text:style-name="Text_20_body"><text:span text:style-name="Fuente_20_de_20_párrafo_20_predeter."><text:span text:style-name="T7"/></text:span></text:p>
      <text:p text:style-name="Heading_20_3"><text:span text:style-name="Fuente_20_de_20_párrafo_20_predeter."><text:span text:style-name="T6">Windows</text:span></text:span></text:p>
      <text:p text:style-name="Normal"><text:span text:style-name="Fuente_20_de_20_párrafo_20_predeter."><text:span text:style-name="T30">Descarregar </text:span></text:span><text:span text:style-name="Fuente_20_de_20_párrafo_20_predeter."><text:span text:style-name="T31">PostgreSQL</text:span></text:span><text:span text:style-name="Fuente_20_de_20_párrafo_20_predeter."><text:span text:style-name="T30"> 10 (v10.17) per a Windows x86-64 des de </text:span></text:span><text:a xlink:type="simple" xlink:href="https://www.enterprisedb.com/downloads/postgres-postgresql-downloads" text:style-name="Internet_20_link" text:visited-style-name="Visited_20_Internet_20_Link"><text:span text:style-name="Fuente_20_de_20_párrafo_20_predeter.">https://www.enterprisedb.com/downloads/postgres-postgresql-downloads</text:span></text:a><text:span text:style-name="Fuente_20_de_20_párrafo_20_predeter."><text:span text:style-name="T30">.</text:span></text:span></text:p>
      <text:p text:style-name="Normal"><text:span text:style-name="Fuente_20_de_20_párrafo_20_predeter."><text:span text:style-name="T30"/></text:span></text:p>
      <text:p text:style-name="Normal"><text:span text:style-name="Fuente_20_de_20_párrafo_20_predeter."><text:span text:style-name="T30">Executar instal·lador i seguir instruccions mantenint opcions per defecte:</text:span></text:span></text:p>
      <text:list xml:id="list5825450322550122868" text:style-name="L2">
        <text:list-item>
          <text:p text:style-name="P23"><text:span text:style-name="Fuente_20_de_20_párrafo_20_predeter."><text:span text:style-name="T30">Idioma: spanish (Spain)</text:span></text:span></text:p>
        </text:list-item>
        <text:list-item>
          <text:p text:style-name="P23"><text:span text:style-name="Fuente_20_de_20_párrafo_20_predeter."><text:span text:style-name="T30">StackBuilder: NO</text:span></text:span></text:p>
        </text:list-item>
      </text:list>
      <text:p text:style-name="Normal"><text:span text:style-name="Fuente_20_de_20_párrafo_20_predeter."><text:span text:style-name="T30"/></text:span></text:p>
      <text:p text:style-name="Heading_20_3"><text:span text:style-name="Fuente_20_de_20_párrafo_20_predeter."><text:span text:style-name="T6">Ubuntu</text:span></text:span></text:p>
      <text:p text:style-name="P5">Instalació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"><text:span text:style-name="Fuente_20_de_20_párrafo_20_predeter."><text:span text:style-name="T10">sudo apt-get install postgresql postgresql-contrib</text:span></text:span></text:p>
          </table:table-cell>
        </table:table-row>
      </table:table>
      <text:p text:style-name="P5">Habilitar inici automàtic en <text:span text:style-name="T21">reboot</text:span> de la màquina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"><text:span text:style-name="Fuente_20_de_20_párrafo_20_predeter."><text:span text:style-name="T10">sudo update-rc.d postgresql </text:span></text:span><text:span text:style-name="Fuente_20_de_20_párrafo_20_predeter."><text:span text:style-name="T17">enable</text:span></text:span></text:p>
          </table:table-cell>
        </table:table-row>
      </table:table>
      <text:p text:style-name="P5">Iniciar servidor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"><text:span text:style-name="Fuente_20_de_20_párrafo_20_predeter."><text:span text:style-name="T10">sudo service postgresql start</text:span></text:span></text:p>
          </table:table-cell>
        </table:table-row>
      </table:table>
      <text:p text:style-name="P5">Per a comprovar si està funcionat accedir com a usuari postgres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"><text:span text:style-name="Fuente_20_de_20_párrafo_20_predeter."><text:span text:style-name="T10">sudo su -postgres</text:span></text:span><text:span text:style-name="Fuente_20_de_20_párrafo_20_predeter."><text:span text:style-name="T10"><text:line-break/>psql</text:span></text:span></text:p>
          </table:table-cell>
        </table:table-row>
      </table:table>
      <text:p text:style-name="P5">Si surt el <text:span text:style-name="T29">prompt</text:span> tot va ser bé. Per a sortir: 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"><text:span text:style-name="Fuente_20_de_20_párrafo_20_predeter."><text:span text:style-name="T10">\q</text:span></text:span></text:p>
          </table:table-cell>
        </table:table-row>
      </table:table>
      <text:p text:style-name="P5">Per a permetre l'accés remot al servidor postgres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"><text:span text:style-name="Fuente_20_de_20_párrafo_20_predeter."><text:span text:style-name="T10">sudo service postgresql stop</text:span></text:span></text:p>
          </table:table-cell>
        </table:table-row>
      </table:table>
      <text:p text:style-name="P5">Edita <text:span text:style-name="T22">postgresql</text:span><text:span text:style-name="T23">.</text:span><text:span text:style-name="T22">conf</text:span> posant en <text:span text:style-name="T21">Connection</text:span><text:span text:style-name="T19"> </text:span><text:span text:style-name="T21">Settings</text:span>:</text:p>
      <table:table table:name="Tabla16" table:style-name="Tabla16">
        <table:table-column table:style-name="Tabla16.A"/>
        <text:soft-page-break/>
        <table:table-row>
          <table:table-cell table:style-name="Tabla16.A1" office:value-type="string">
            <text:p text:style-name="P3"><text:span text:style-name="Fuente_20_de_20_párrafo_20_predeter."><text:span text:style-name="T11">listen_addresses = </text:span></text:span><text:span text:style-name="Fuente_20_de_20_párrafo_20_predeter."><text:span text:style-name="T16">'*'</text:span></text:span></text:p>
          </table:table-cell>
        </table:table-row>
      </table:table>
      <text:p text:style-name="P5">Edita <text:span text:style-name="T23">pg_hba.conf</text:span> posant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"><text:span text:style-name="Fuente_20_de_20_párrafo_20_predeter."><text:span text:style-name="T14"># TYPE <text:s/>DATABASE <text:s text:c="7"/>USER <text:s text:c="11"/>ADDRESS <text:s text:c="16"/>METHOD</text:span></text:span><text:span text:style-name="Fuente_20_de_20_párrafo_20_predeter."><text:span text:style-name="T10"><text:line-break/></text:span></text:span><text:span text:style-name="Fuente_20_de_20_párrafo_20_predeter."><text:span text:style-name="T14"># "local" is for Unix domain socket connections only</text:span></text:span><text:span text:style-name="Fuente_20_de_20_párrafo_20_predeter."><text:span text:style-name="T10"><text:line-break/></text:span></text:span><text:span text:style-name="Fuente_20_de_20_párrafo_20_predeter."><text:span text:style-name="T17">local</text:span></text:span><text:span text:style-name="Fuente_20_de_20_párrafo_20_predeter."><text:span text:style-name="T10"> <text:s text:c="2"/>all <text:s text:c="12"/>all <text:s text:c="35"/>md5</text:span></text:span><text:span text:style-name="Fuente_20_de_20_párrafo_20_predeter."><text:span text:style-name="T10"><text:line-break/></text:span></text:span><text:span text:style-name="Fuente_20_de_20_párrafo_20_predeter."><text:span text:style-name="T14"># IPv4 local connections:</text:span></text:span><text:span text:style-name="Fuente_20_de_20_párrafo_20_predeter."><text:span text:style-name="T10"><text:line-break/>host <text:s text:c="3"/>all <text:s text:c="12"/>all <text:s text:c="12"/>0.0.0.0/0 <text:s text:c="11"/>md5</text:span></text:span><text:span text:style-name="Fuente_20_de_20_párrafo_20_predeter."><text:span text:style-name="T10"><text:line-break/></text:span></text:span><text:span text:style-name="Fuente_20_de_20_párrafo_20_predeter."><text:span text:style-name="T14"># IPv6 local connections:</text:span></text:span><text:span text:style-name="Fuente_20_de_20_párrafo_20_predeter."><text:span text:style-name="T10"><text:line-break/>host <text:s text:c="3"/>all <text:s text:c="12"/>all <text:s text:c="12"/>::0/0 <text:s text:c="16"/>md5</text:span></text:span><text:span text:style-name="Fuente_20_de_20_párrafo_20_predeter."><text:span text:style-name="T10"><text:line-break/></text:span></text:span><text:span text:style-name="Fuente_20_de_20_párrafo_20_predeter."><text:span text:style-name="T14"># All IPs</text:span></text:span><text:span text:style-name="Fuente_20_de_20_párrafo_20_predeter."><text:span text:style-name="T10"><text:line-break/>host <text:s text:c="3"/>all <text:s text:c="12"/>all <text:s text:c="13"/>all <text:s text:c="16"/>md5</text:span></text:span></text:p>
          </table:table-cell>
        </table:table-row>
      </table:table>
      <text:p text:style-name="P5"/>
      <text:p text:style-name="P5"><text:a xlink:type="simple" xlink:href="http://devopspy.com/linux/allow-remote-connections-postgresql/" office:target-frame-name="_top" xlink:show="replace" text:style-name="Internet_20_link" text:visited-style-name="Visited_20_Internet_20_Link"><text:span text:style-name="Fuente_20_de_20_párrafo_20_predeter."><text:span text:style-name="T9">http://devopspy.com/linux/allow-remote-connections-postgresql/</text:span></text:span></text:a></text:p>
      <text:p text:style-name="P5">Inicia el servidor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"><text:span text:style-name="Fuente_20_de_20_párrafo_20_predeter."><text:span text:style-name="T10">sudo service postgresql start</text:span></text:span></text:p>
          </table:table-cell>
        </table:table-row>
      </table:table>
      <text:p text:style-name="P5"><text:span text:style-name="T4">NOTA</text:span>: Per a connectar-se des de <text:span text:style-name="T21">pgadmin</text:span>, en crear un servidor nou i intentar connectar-se al postgres remot amb l'usuari postgres, <text:span text:style-name="T21">pgadmin</text:span> es queixa perquè no has donat password. Per a solucionar-ho basta obrir una consola per a accedir al servidor i assignar-li un password per línia de comando.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"><text:span text:style-name="Fuente_20_de_20_párrafo_20_predeter."><text:span text:style-name="T10">sudo su -postgres</text:span></text:span><text:span text:style-name="Fuente_20_de_20_párrafo_20_predeter."><text:span text:style-name="T10"><text:line-break/>psql</text:span></text:span><text:span text:style-name="Fuente_20_de_20_párrafo_20_predeter."><text:span text:style-name="T10"><text:line-break/> ALTER USER postgres WITH PASSWORD </text:span></text:span><text:span text:style-name="Fuente_20_de_20_párrafo_20_predeter."><text:span text:style-name="T15">'postgres'</text:span></text:span><text:span text:style-name="Fuente_20_de_20_párrafo_20_predeter."><text:span text:style-name="T10">;</text:span></text:span><text:span text:style-name="Fuente_20_de_20_párrafo_20_predeter."><text:span text:style-name="T10"><text:line-break/>\q</text:span></text:span></text:p>
          </table:table-cell>
        </table:table-row>
      </table:table>
      <text:p text:style-name="P6"/>
      <text:h text:style-name="P26" text:outline-level="2" text:is-list-header="true"><text:bookmark-start text:name="__RefHeading__2094_1412452315"/><text:bookmark text:name="_uho2wt8cv7h"/>5. C<text:bookmark text:name="ksxyfyi1ajab"/>onfiguració d'un Datasource en JBOSS<text:bookmark-end text:name="__RefHeading__2094_1412452315"/></text:h>
      <text:p text:style-name="Standard"/>
      <text:p text:style-name="Standard">1.- Descarregar <text:span text:style-name="T29">driver</text:span> Postgres:</text:p>
      <text:list xml:id="list3297444171168290339" text:style-name="L3">
        <text:list-item text:start-value="1">
          <text:p text:style-name="P41"><text:span text:style-name="Fuente_20_de_20_párrafo_20_predeter."><text:span text:style-name="T30">Windows: </text:span></text:span>Descarregar les llibreries des dels webs oficials:descarregar el fitxer <text:span text:style-name="Fuente_20_de_20_párrafo_20_predeter."><text:span text:style-name="T3">postgresql-42.2.5.jar</text:span></text:span> del següent web<text:a xlink:type="simple" xlink:href="https://jdbc.postgresql.org/download.html" office:target-frame-name="_top" xlink:show="replace" text:style-name="Internet_20_link" text:visited-style-name="Visited_20_Internet_20_Link"> </text:a>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9">https://jdbc.postgresql.org/download.html</text:span></text:span></text:a>.<text:line-break/></text:p>
        </text:list-item>
      </text:list>
      <text:p text:style-name="P10"><text:span text:style-name="T4">NOTA</text:span>: Es recomana la descàrrega de la versió 42.2.5 que es troba en la taula de <text:span text:style-name="Fuente_20_de_20_párrafo_20_predeter."><text:span text:style-name="T18">Other </text:span></text:span><text:soft-page-break/><text:span text:style-name="Fuente_20_de_20_párrafo_20_predeter."><text:span text:style-name="T18">versions</text:span></text:span> en la columna JDBC 4.2</text:p>
      <text:list xml:id="list35290669" text:continue-numbering="true" text:style-name="L3">
        <text:list-item>
          <text:p text:style-name="P41"><text:span text:style-name="Fuente_20_de_20_párrafo_20_predeter."><text:span text:style-name="T38">Ubuntu: </text:span></text:span>Descarregar postgresql-42.2.5.jar des de 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9">https://jdbc.postgresql.org/download.html</text:span></text:span></text:a>.</text:p>
        </text:list-item>
      </text:list>
      <text:p text:style-name="P11"><text:span text:style-name="T4">NOTA</text:span>: Es recomana la descàrrega de la versió 42.2.5 que es troba en la taula de <text:span text:style-name="T29">other</text:span> <text:span text:style-name="T29">version</text:span> en la columna <text:span text:style-name="T29">JDBC</text:span> 4.2. Per evitar problemes amb <text:span text:style-name="T29">wget</text:span> o <text:span text:style-name="T29">curl</text:span> com va succeir anteriorment amb el .<text:span text:style-name="T29">jar</text:span> de <text:span text:style-name="T29">JBOSS</text:span> es descarregarà en un altre PC amb interfície gràfica i mourà a la carpeta /modulis del <text:span text:style-name="T29">JBOSS</text:span> amb <text:span text:style-name="T29">Win</text:span> <text:span text:style-name="T29">SCP</text:span>. </text:p>
      <text:p text:style-name="P16">2.- Crear fitxer amb el nom <text:span text:style-name="Fuente_20_de_20_párrafo_20_predeter."><text:span text:style-name="T3">module.xml</text:span></text:span> amb el següent contingut: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"><text:span text:style-name="Fuente_20_de_20_párrafo_20_predeter."><text:span text:style-name="T24">&lt;</text:span></text:span><text:span text:style-name="Fuente_20_de_20_párrafo_20_predeter."><text:span text:style-name="T25">module</text:span></text:span><text:span text:style-name="Fuente_20_de_20_párrafo_20_predeter."><text:span text:style-name="T24"> xmlns=</text:span></text:span><text:span text:style-name="Fuente_20_de_20_párrafo_20_predeter."><text:span text:style-name="T15">"urn:jboss:module:1.0"</text:span></text:span><text:span text:style-name="Fuente_20_de_20_párrafo_20_predeter."><text:span text:style-name="T24"> name=</text:span></text:span><text:span text:style-name="Fuente_20_de_20_párrafo_20_predeter."><text:span text:style-name="T15">"org.postgresql"</text:span></text:span><text:span text:style-name="Fuente_20_de_20_párrafo_20_predeter."><text:span text:style-name="T24">&gt;</text:span></text:span><text:span text:style-name="Fuente_20_de_20_párrafo_20_predeter."><text:span text:style-name="T10"><text:line-break/> <text:s/></text:span></text:span><text:span text:style-name="Fuente_20_de_20_párrafo_20_predeter."><text:span text:style-name="T24">&lt;</text:span></text:span><text:span text:style-name="Fuente_20_de_20_párrafo_20_predeter."><text:span text:style-name="T25">resources</text:span></text:span><text:span text:style-name="Fuente_20_de_20_párrafo_20_predeter."><text:span text:style-name="T24">&gt;</text:span></text:span><text:span text:style-name="Fuente_20_de_20_párrafo_20_predeter."><text:span text:style-name="T10"><text:line-break/></text:span></text:span><text:span text:style-name="Fuente_20_de_20_párrafo_20_predeter."><text:span text:style-name="T10"><text:tab/></text:span></text:span><text:span text:style-name="Fuente_20_de_20_párrafo_20_predeter."><text:span text:style-name="T24">&lt;</text:span></text:span><text:span text:style-name="Fuente_20_de_20_párrafo_20_predeter."><text:span text:style-name="T25">resource-root</text:span></text:span><text:span text:style-name="Fuente_20_de_20_párrafo_20_predeter."><text:span text:style-name="T24"> path=</text:span></text:span><text:span text:style-name="Fuente_20_de_20_párrafo_20_predeter."><text:span text:style-name="T15">"postgresql-42.2.5.jar"</text:span></text:span><text:span text:style-name="Fuente_20_de_20_párrafo_20_predeter."><text:span text:style-name="T24">/&gt;</text:span></text:span><text:span text:style-name="Fuente_20_de_20_párrafo_20_predeter."><text:span text:style-name="T10"><text:line-break/> <text:s/></text:span></text:span><text:span text:style-name="Fuente_20_de_20_párrafo_20_predeter."><text:span text:style-name="T24">&lt;/</text:span></text:span><text:span text:style-name="Fuente_20_de_20_párrafo_20_predeter."><text:span text:style-name="T25">resources</text:span></text:span><text:span text:style-name="Fuente_20_de_20_párrafo_20_predeter."><text:span text:style-name="T24">&gt;</text:span></text:span><text:span text:style-name="Fuente_20_de_20_párrafo_20_predeter."><text:span text:style-name="T10"><text:line-break/> <text:s/></text:span></text:span><text:span text:style-name="Fuente_20_de_20_párrafo_20_predeter."><text:span text:style-name="T24">&lt;</text:span></text:span><text:span text:style-name="Fuente_20_de_20_párrafo_20_predeter."><text:span text:style-name="T25">dependencies</text:span></text:span><text:span text:style-name="Fuente_20_de_20_párrafo_20_predeter."><text:span text:style-name="T24">&gt;</text:span></text:span><text:span text:style-name="Fuente_20_de_20_párrafo_20_predeter."><text:span text:style-name="T10"><text:line-break/></text:span></text:span><text:span text:style-name="Fuente_20_de_20_párrafo_20_predeter."><text:span text:style-name="T10"><text:tab/></text:span></text:span><text:span text:style-name="Fuente_20_de_20_párrafo_20_predeter."><text:span text:style-name="T24">&lt;</text:span></text:span><text:span text:style-name="Fuente_20_de_20_párrafo_20_predeter."><text:span text:style-name="T25">module</text:span></text:span><text:span text:style-name="Fuente_20_de_20_párrafo_20_predeter."><text:span text:style-name="T24"> name=</text:span></text:span><text:span text:style-name="Fuente_20_de_20_párrafo_20_predeter."><text:span text:style-name="T15">"javax.api"</text:span></text:span><text:span text:style-name="Fuente_20_de_20_párrafo_20_predeter."><text:span text:style-name="T24">/&gt;</text:span></text:span><text:span text:style-name="Fuente_20_de_20_párrafo_20_predeter."><text:span text:style-name="T10"><text:line-break/></text:span></text:span><text:span text:style-name="Fuente_20_de_20_párrafo_20_predeter."><text:span text:style-name="T10"><text:tab/></text:span></text:span><text:span text:style-name="Fuente_20_de_20_párrafo_20_predeter."><text:span text:style-name="T24">&lt;</text:span></text:span><text:span text:style-name="Fuente_20_de_20_párrafo_20_predeter."><text:span text:style-name="T25">module</text:span></text:span><text:span text:style-name="Fuente_20_de_20_párrafo_20_predeter."><text:span text:style-name="T24"> name=</text:span></text:span><text:span text:style-name="Fuente_20_de_20_párrafo_20_predeter."><text:span text:style-name="T15">"javax.transaction.api"</text:span></text:span><text:span text:style-name="Fuente_20_de_20_párrafo_20_predeter."><text:span text:style-name="T24">/&gt;</text:span></text:span><text:span text:style-name="Fuente_20_de_20_párrafo_20_predeter."><text:span text:style-name="T10"><text:line-break/> <text:s/></text:span></text:span><text:span text:style-name="Fuente_20_de_20_párrafo_20_predeter."><text:span text:style-name="T24">&lt;/</text:span></text:span><text:span text:style-name="Fuente_20_de_20_párrafo_20_predeter."><text:span text:style-name="T25">dependencies</text:span></text:span><text:span text:style-name="Fuente_20_de_20_párrafo_20_predeter."><text:span text:style-name="T24">&gt;</text:span></text:span><text:span text:style-name="Fuente_20_de_20_párrafo_20_predeter."><text:span text:style-name="T10"><text:line-break/></text:span></text:span><text:span text:style-name="Fuente_20_de_20_párrafo_20_predeter."><text:span text:style-name="T24">&lt;/</text:span></text:span><text:span text:style-name="Fuente_20_de_20_párrafo_20_predeter."><text:span text:style-name="T25">module</text:span></text:span><text:span text:style-name="Fuente_20_de_20_párrafo_20_predeter."><text:span text:style-name="T24">&gt;</text:span></text:span></text:p>
          </table:table-cell>
        </table:table-row>
      </table:table>
      <text:list xml:id="list2975720863542325990" text:style-name="WWNum8">
        <text:list-header>
          <text:p text:style-name="P42"/>
        </text:list-header>
      </text:list>
      <text:p text:style-name="P5">3.- Copiar el fitxer <text:span text:style-name="Fuente_20_de_20_párrafo_20_predeter."><text:span text:style-name="T3">module.xml</text:span></text:span> i les llibreries al subdirectori corresponent del directori modules de jboss a la ruta JBOSS_HOME/modules/system/layers/base/org/postgresql/main:</text:p>
      <text:p text:style-name="P11"><text:span text:style-name="Fuente_20_de_20_párrafo_20_predeter."><text:span text:style-name="T11">cp postgresql-42.2.5.jar JBOSS_HOME/modules/system/layers/base/org/postgresql/main<text:line-break/>cp module.xml JBOSS_HOME/modules/system/layers/base/org/postgresql/main</text:span></text:span></text:p>
      <text:p text:style-name="P16">4.- Afegir la següent configuració dels drivers al fitxer <text:span text:style-name="Fuente_20_de_20_párrafo_20_predeter."><text:span text:style-name="T3">standalone.xml</text:span></text:span> dins JBOSS_HOME/standalone/configuration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"><text:span text:style-name="Fuente_20_de_20_párrafo_20_predeter."><text:span text:style-name="T24">&lt;</text:span></text:span><text:span text:style-name="Fuente_20_de_20_párrafo_20_predeter."><text:span text:style-name="T25">datasources</text:span></text:span><text:span text:style-name="Fuente_20_de_20_párrafo_20_predeter."><text:span text:style-name="T24">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24">&lt;</text:span></text:span><text:span text:style-name="Fuente_20_de_20_párrafo_20_predeter."><text:span text:style-name="T25">drivers</text:span></text:span><text:span text:style-name="Fuente_20_de_20_párrafo_20_predeter."><text:span text:style-name="T24">&gt;</text:span></text:span><text:span text:style-name="Fuente_20_de_20_párrafo_20_predeter."><text:span text:style-name="T10"><text:line-break/> <text:s text:c="2"/><text:tab/></text:span></text:span><text:span text:style-name="Fuente_20_de_20_párrafo_20_predeter."><text:span text:style-name="T24">&lt;</text:span></text:span><text:span text:style-name="Fuente_20_de_20_párrafo_20_predeter."><text:span text:style-name="T25">driver</text:span></text:span><text:span text:style-name="Fuente_20_de_20_párrafo_20_predeter."><text:span text:style-name="T24"> name=</text:span></text:span><text:span text:style-name="Fuente_20_de_20_párrafo_20_predeter."><text:span text:style-name="T15">"h2"</text:span></text:span><text:span text:style-name="Fuente_20_de_20_párrafo_20_predeter."><text:span text:style-name="T24"> module=</text:span></text:span><text:span text:style-name="Fuente_20_de_20_párrafo_20_predeter."><text:span text:style-name="T15">"com.h2database.h2"</text:span></text:span><text:span text:style-name="Fuente_20_de_20_párrafo_20_predeter."><text:span text:style-name="T24">&gt;</text:span></text:span><text:span text:style-name="Fuente_20_de_20_párrafo_20_predeter."><text:span text:style-name="T10"><text:line-break/> <text:s text:c="10"/></text:span></text:span><text:span text:style-name="Fuente_20_de_20_párrafo_20_predeter."><text:span text:style-name="T24">&lt;</text:span></text:span><text:span text:style-name="Fuente_20_de_20_párrafo_20_predeter."><text:span text:style-name="T25">xa-datasource-class</text:span></text:span><text:span text:style-name="Fuente_20_de_20_párrafo_20_predeter."><text:span text:style-name="T24">&gt;</text:span></text:span><text:span text:style-name="Fuente_20_de_20_párrafo_20_predeter."><text:span text:style-name="T10">org.h2.jdbcx.JdbcDataSource<text:line-break/> <text:s text:c="10"/></text:span></text:span><text:span text:style-name="Fuente_20_de_20_párrafo_20_predeter."><text:span text:style-name="T24">&lt;/</text:span></text:span><text:span text:style-name="Fuente_20_de_20_párrafo_20_predeter."><text:span text:style-name="T25">xa-datasource-class</text:span></text:span><text:span text:style-name="Fuente_20_de_20_párrafo_20_predeter."><text:span text:style-name="T24">&gt;</text:span></text:span><text:span text:style-name="Fuente_20_de_20_párrafo_20_predeter."><text:span text:style-name="T10"><text:line-break/> <text:s text:c="2"/><text:tab/></text:span></text:span><text:span text:style-name="Fuente_20_de_20_párrafo_20_predeter."><text:span text:style-name="T24">&lt;/</text:span></text:span><text:span text:style-name="Fuente_20_de_20_párrafo_20_predeter."><text:span text:style-name="T25">driver</text:span></text:span><text:span text:style-name="Fuente_20_de_20_párrafo_20_predeter."><text:span text:style-name="T24">&gt;</text:span></text:span><text:span text:style-name="Fuente_20_de_20_párrafo_20_predeter."><text:span text:style-name="T10"><text:line-break/> <text:s text:c="2"/><text:tab/></text:span></text:span><text:span text:style-name="Fuente_20_de_20_párrafo_20_predeter."><text:span text:style-name="T14">&lt;!-- BIOATLES === drivers === --&gt;</text:span></text:span><text:span text:style-name="Fuente_20_de_20_párrafo_20_predeter."><text:span text:style-name="T10"><text:line-break/> <text:s text:c="2"/><text:tab/></text:span></text:span><text:span text:style-name="Fuente_20_de_20_párrafo_20_predeter."><text:span text:style-name="T24">&lt;</text:span></text:span><text:span text:style-name="Fuente_20_de_20_párrafo_20_predeter."><text:span text:style-name="T25">driver</text:span></text:span><text:span text:style-name="Fuente_20_de_20_párrafo_20_predeter."><text:span text:style-name="T24"> name=</text:span></text:span><text:span text:style-name="Fuente_20_de_20_párrafo_20_predeter."><text:span text:style-name="T15">"postgresql"</text:span></text:span><text:span text:style-name="Fuente_20_de_20_párrafo_20_predeter."><text:span text:style-name="T24"> module=</text:span></text:span><text:span text:style-name="Fuente_20_de_20_párrafo_20_predeter."><text:span text:style-name="T15">"org.postgresql"</text:span></text:span><text:span text:style-name="Fuente_20_de_20_párrafo_20_predeter."><text:span text:style-name="T24">&gt;</text:span></text:span><text:span text:style-name="Fuente_20_de_20_párrafo_20_predeter."><text:span text:style-name="T10"><text:line-break/> <text:s text:c="2"/><text:tab/> <text:s text:c="4"/></text:span></text:span><text:span text:style-name="Fuente_20_de_20_párrafo_20_predeter."><text:span text:style-name="T24">&lt;</text:span></text:span><text:span text:style-name="Fuente_20_de_20_párrafo_20_predeter."><text:span text:style-name="T25">xa-datasource-class</text:span></text:span><text:span text:style-name="Fuente_20_de_20_párrafo_20_predeter."><text:span text:style-name="T24">&gt;</text:span></text:span><text:span text:style-name="Fuente_20_de_20_párrafo_20_predeter."><text:span text:style-name="T10">org.postgresql.xa.PGXADataSource<text:line-break/></text:span></text:span><text:soft-page-break/><text:span text:style-name="Fuente_20_de_20_párrafo_20_predeter."><text:span text:style-name="T10"> <text:s text:c="3"/><text:tab/> <text:s text:c="4"/></text:span></text:span><text:span text:style-name="Fuente_20_de_20_párrafo_20_predeter."><text:span text:style-name="T24">&lt;/</text:span></text:span><text:span text:style-name="Fuente_20_de_20_párrafo_20_predeter."><text:span text:style-name="T25">xa-datasource-class</text:span></text:span><text:span text:style-name="Fuente_20_de_20_párrafo_20_predeter."><text:span text:style-name="T24">&gt;</text:span></text:span><text:span text:style-name="Fuente_20_de_20_párrafo_20_predeter."><text:span text:style-name="T10"><text:line-break/> <text:s text:c="2"/><text:tab/></text:span></text:span><text:span text:style-name="Fuente_20_de_20_párrafo_20_predeter."><text:span text:style-name="T24">&lt;/</text:span></text:span><text:span text:style-name="Fuente_20_de_20_párrafo_20_predeter."><text:span text:style-name="T25">driver</text:span></text:span><text:span text:style-name="Fuente_20_de_20_párrafo_20_predeter."><text:span text:style-name="T24">&gt;</text:span></text:span></text:p>
            <text:p text:style-name="P3"><text:span text:style-name="Fuente_20_de_20_párrafo_20_predeter."><text:span text:style-name="T10"><text:s text:c="4"/></text:span></text:span><text:span text:style-name="Fuente_20_de_20_párrafo_20_predeter."><text:span text:style-name="T26">&lt;drivers/&gt;</text:span></text:span><text:span text:style-name="Fuente_20_de_20_párrafo_20_predeter."><text:span text:style-name="T10"><text:line-break/></text:span></text:span><text:span text:style-name="Fuente_20_de_20_párrafo_20_predeter."><text:span text:style-name="T24">&lt;/</text:span></text:span><text:span text:style-name="Fuente_20_de_20_párrafo_20_predeter."><text:span text:style-name="T25">datasources</text:span></text:span><text:span text:style-name="Fuente_20_de_20_párrafo_20_predeter."><text:span text:style-name="T24">&gt;</text:span></text:span></text:p>
          </table:table-cell>
        </table:table-row>
      </table:table>
      <text:list xml:id="list35292222" text:continue-numbering="true" text:style-name="WWNum8">
        <text:list-header>
          <text:p text:style-name="P38">Reiniciar JBoss, si es trobàs en marxa.</text:p>
        </text:list-header>
      </text:list>
      <text:h text:style-name="Título_20_2" text:outline-level="2" text:is-list-header="true"><text:bookmark-start text:name="__RefHeading__2098_1412452315"/><text:span text:style-name="T4">6. Apache Maven</text:span><text:bookmark-end text:name="__RefHeading__2098_1412452315"/></text:h>
      <text:p text:style-name="Standard"><text:span text:style-name="Fuente_20_de_20_párrafo_20_predeter."><text:span text:style-name="T27">El projecte utilitza </text:span></text:span><text:span text:style-name="Fuente_20_de_20_párrafo_20_predeter."><text:span text:style-name="T28">Maven</text:span></text:span><text:span text:style-name="Fuente_20_de_20_párrafo_20_predeter."><text:span text:style-name="T27"> per a la construcció del projecte (compilació i empaquetat) i la gestió de dependències.</text:span></text:span></text:p>
      <text:p text:style-name="P3"/>
      <text:p text:style-name="P19">El procés d’instal·lació i configuració és el següent:</text:p>
      <text:list xml:id="list7072986464610682641" text:style-name="L4">
        <text:list-item>
          <text:p text:style-name="P47">Descarregar la versió 3.6.X des de l’adreça <text:a xlink:type="simple" xlink:href="http://maven.apache.org/download.html" text:style-name="Internet_20_link" text:visited-style-name="Visited_20_Internet_20_Link">http://maven.apache.org/download.html</text:a>.</text:p>
        </text:list-item>
        <text:list-item>
          <text:p text:style-name="P47">Descomprimir el fitxer apache-maven-3.6.x-bin.zip en el directori de treball.</text:p>
        </text:list-item>
        <text:list-item>
          <text:p text:style-name="P47">Establir les variable d’entorn de sistema:</text:p>
        </text:list-item>
      </text:list>
      <text:p text:style-name="P12">M2_HOME=carpeta_descomprimida</text:p>
      <text:p text:style-name="P12">PATH=%PATH%;%M2_HOME%\bin</text:p>
      <text:list xml:id="list35301478" text:continue-numbering="true" text:style-name="L4">
        <text:list-item>
          <text:p text:style-name="P47">Obrir un terminal i verificar que està configurada la versió 3.6.x de MAVEN<text:line-break/>amb la comanda d’execució mvn -version.</text:p>
        </text:list-item>
        <text:list-item>
          <text:p text:style-name="P47">Crear el fitxer de propietats MAVEN settings.xml de l’usuari en el directori<text:line-break/>home d’aquest (al nostre cas, C:\Users\XXX\.m2\settings.xml). </text:p>
        </text:list-item>
        <text:list-item>
          <text:p text:style-name="P47">Afegir el següent contingut al fitxer de propietats settings.xml creat: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51">&lt;settings xmlns="<text:a xlink:type="simple" xlink:href="http://maven.apache.org/SETTINGS/1.0.0" text:style-name="Internet_20_link" text:visited-style-name="Visited_20_Internet_20_Link">http://maven.apache.org/SETTINGS/1.0.0</text:a>" xmlns:xsi="http://www.w3.org/2001/XMLSchema-instance"</text:p>
            <text:p text:style-name="P52"><text:s text:c="2"/>xsi:schemaLocation="http://maven.apache.org/SETTINGS/1.0.0 <text:s/><text:a xlink:type="simple" xlink:href="https://maven.apache.org/xsd/settings-1.0.0.xsd" text:style-name="Internet_20_link" text:visited-style-name="Visited_20_Internet_20_Link">https://maven.apache.org/xsd/settings-1.0.0.xsd</text:a>"&gt;</text:p>
            <text:p text:style-name="P52"><text:s text:c="2"/>&lt;profiles&gt;</text:p>
            <text:p text:style-name="P52"><text:s text:c="4"/>&lt;profile&gt;</text:p>
            <text:p text:style-name="P52"><text:s text:c="6"/>&lt;id&gt;repositorigovernib&lt;/id&gt;</text:p>
            <text:p text:style-name="P52"><text:s text:c="6"/>&lt;repositories&gt;</text:p>
            <text:p text:style-name="P52"><text:s text:c="8"/>&lt;repository&gt;</text:p>
            <text:p text:style-name="P52"><text:s text:c="10"/>&lt;id&gt;github-governib-maven&lt;/id&gt;</text:p>
            <text:p text:style-name="P52"><text:s text:c="10"/>&lt;name&gt;GitHub GovernIB Maven Repository&lt;/name&gt;</text:p>
            <text:p text:style-name="P52"><text:s text:c="10"/>&lt;url&gt;https://governib.github.io/maven/maven/&lt;/url&gt;</text:p>
            <text:p text:style-name="P52"><text:s text:c="8"/>&lt;/repository&gt;</text:p>
            <text:p text:style-name="P52"><text:s text:c="6"/>&lt;/repositories&gt;</text:p>
            <text:p text:style-name="P52"><text:s text:c="4"/>&lt;/profile&gt;</text:p>
            <text:p text:style-name="P52"><text:soft-page-break/><text:s text:c="2"/>&lt;/profiles&gt;</text:p>
            <text:p text:style-name="P52"><text:s text:c="2"/>&lt;activeProfiles&gt;&lt;activeProfile&gt;repositorigovernib&lt;/activeProfile&gt;&lt;/activeProfiles&gt;</text:p>
            <text:p text:style-name="P52">&lt;/settings&gt;</text:p>
          </table:table-cell>
        </table:table-row>
      </table:table>
      <text:p text:style-name="P19"/>
      <text:h text:style-name="P28" text:outline-level="2" text:is-list-header="true"><text:bookmark-start text:name="__RefHeading__2202_1421381536"/><text:span text:style-name="T4">7. </text:span><text:span text:style-name="T51">Keycloak 6.0.1</text:span><text:bookmark-end text:name="__RefHeading__2202_1421381536"/></text:h>
      <text:h text:style-name="P32" text:outline-level="3"><text:bookmark-start text:name="__RefHeading__2654_1718517735"/><text:span text:style-name="T4">Instal·lació</text:span><text:bookmark-end text:name="__RefHeading__2654_1718517735"/></text:h>
      <text:p text:style-name="P19"/>
      <text:list xml:id="list4468484452407678328" text:style-name="L5">
        <text:list-item>
          <text:p text:style-name="P49">Accedir a l’adreça <text:a xlink:type="simple" xlink:href="https://www.keycloak.org/downloads.html" text:style-name="Internet_20_link" text:visited-style-name="Visited_20_Internet_20_Link">https://www.keycloak.org/downloads.html</text:a>.</text:p>
        </text:list-item>
        <text:list-item>
          <text:p text:style-name="P49">Descarregar la versió Standalone Server Distribution 6.0.1.</text:p>
        </text:list-item>
        <text:list-item>
          <text:p text:style-name="P49">Extreure el fitxer keycloak-6.0.1.zip dins del directori de treball.</text:p>
        </text:list-item>
        <text:list-item>
          <text:p text:style-name="P49">Establir la variable d’entorn KEYCLOAK_HOME amb el valor del directori<text:line-break/>d’instal·lació.</text:p>
        </text:list-item>
        <text:list-item>
          <text:p text:style-name="P49">Modificar els ports del Keycloak:<text:line-break/>•8180/8543 per accés HTTP/HTTPS<text:line-break/>•10090/10093 per configuració HTTP/HTTPS<text:line-break/>•8109 per AJP</text:p>
        </text:list-item>
      </text:list>
      <text:p text:style-name="P12">El canvi dels ports es fa substituint el valor de la propietat port-offset. Per<text:line-break/>això modificar el paràmetre port-offset de la propietat<text:line-break/>socket-binding-group del fitxer KEYCLOAK_HOME\standalone\<text:line-break/>configuration\standalone.xml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4">&lt;socket-binding-group name="standard-sockets" default-interface="public" port-<text:line-break/>offset="${jboss.socket.binding.port-offset:0}"&gt;<text:line-break/>&lt;socket-binding-group name="standard-sockets" default-interface="public" port-<text:line-break/>offset="${jboss.socket.binding.port-offset:100}"&gt;</text:p>
          </table:table-cell>
        </table:table-row>
      </table:table>
      <text:p text:style-name="P12"/>
      <text:list xml:id="list35305367" text:continue-numbering="true" text:style-name="L5">
        <text:list-item>
          <text:p text:style-name="P49">Reemplaçar totes les ocurrències de la variable JBOSS_HOME per<text:line-break/>KEYCLOAK_HOME a l’script KEYCLOAK_HOME\bin\standalone.bat. </text:p>
        </text:list-item>
        <text:list-item>
          <text:p text:style-name="P49">Iniciar el servidor de Keycloak executant l’script KEYCLOAK_HOME\bin\<text:line-break/>standalone.bat.</text:p>
        </text:list-item>
        <text:list-item>
          <text:p text:style-name="P49">Accedir a la consola d’administració del Keycloak des de l’adreça<text:line-break/>http://localhost:8180/auth1011 per comprovar que funciona correctament.</text:p>
        </text:list-item>
      </text:list>
      <text:h text:style-name="P30" text:outline-level="3"><text:bookmark-start text:name="__RefHeading__2656_1718517735"/>Configuració<text:bookmark-end text:name="__RefHeading__2656_1718517735"/></text:h>
      <text:p text:style-name="Standard"><text:span text:style-name="T4"/></text:p>
      <text:p text:style-name="P20"><text:span text:style-name="T54">Adaptar para que funcione con goib-default.</text:span></text:p>
      <text:p text:style-name="P19"><text:soft-page-break/>S’han de configurar tres elements bàsics: el realm, el client, i el role.</text:p>
      <text:p text:style-name="Text_20_body"><text:span text:style-name="T48">Hem configurat un cliente tipo goib-default que permet a l'usuari autenticar-se mitjançant el seu usuari i contrasenya del GOIB.</text:span></text:p>
      <text:list xml:id="list4641172804690081367" text:style-name="L7">
        <text:list-item>
          <text:p text:style-name="P50"><text:span text:style-name="T48">Accedir a la consola d’administració local de Keycloak </text:span><text:a xlink:type="simple" xlink:href="http://localhost:8180/auth" text:style-name="Internet_20_link" text:visited-style-name="Visited_20_Internet_20_Link"><text:span text:style-name="T48">http://localhost:8180/auth</text:span></text:a><text:span text:style-name="T48">.</text:span></text:p>
        </text:list-item>
        <text:list-item>
          <text:p text:style-name="P50"><text:span text:style-name="T48">Pitjar sobre el desplegable del menú i seleccionar «Add realm».</text:span></text:p>
        </text:list-item>
        <text:list-item>
          <text:p text:style-name="P50"><text:span text:style-name="T48">Establir el nom GOIB en el realm i deixar la resta de camps amb els valors per defecte.</text:span></text:p>
        </text:list-item>
        <text:list-item>
          <text:p text:style-name="P50"><text:span text:style-name="T48">Afegir el client goib-default (destinat al backoffice) amb els següents valors:</text:span></text:p>
        </text:list-item>
      </text:list>
      <text:p text:style-name="P53"><text:span text:style-name="T49">ROOT URL</text:span><text:span text:style-name="T48">: /goib-default</text:span></text:p>
      <text:p text:style-name="P53"><text:span text:style-name="T49">Valid Redirect URIs</text:span><text:span text:style-name="T48">: *</text:span></text:p>
      <text:p text:style-name="P53"><text:span text:style-name="T48">La resta de camps deixar el valor per defecte.</text:span></text:p>
      <text:list xml:id="list35289853" text:continue-numbering="true" text:style-name="L7">
        <text:list-item>
          <text:p text:style-name="P50"><text:span text:style-name="T48">Afegir el rol EBO_SUPERVISOR dins de cada client.</text:span></text:p>
        </text:list-item>
        <text:list-item>
          <text:p text:style-name="P50"><text:span text:style-name="T48">Afegir l’usuari u999000 omplint els camps: Username, Email, First Name i Last Name. El camp </text:span><text:span text:style-name="T49">UserEnabled</text:span><text:span text:style-name="T48"> ha d’estar activat.</text:span></text:p>
        </text:list-item>
      </text:list>
      <text:p text:style-name="P53"><text:span text:style-name="T48">Es pot configurar rols a nivell de domini (realm) per donar accés a tots els clients o a nivell de client perquè els usuaris tinguin accés només a un client en particular.</text:span></text:p>
      <text:list xml:id="list35287573" text:continue-numbering="true" text:style-name="L7">
        <text:list-item>
          <text:p text:style-name="P50"><text:span text:style-name="T48">Establir-li la mateixa contrasenya dins l’apartat «credentials» (si no s’estableix cap contrasenya no es podrà autenticar).</text:span></text:p>
        </text:list-item>
        <text:list-item>
          <text:p text:style-name="P50"><text:span text:style-name="T48">Assignar el rol EBO_SUPERVISOR a l’usuari u999000 per al client goib-default (apartat «Role Mappings, Client Roles» dins la mateixa gestió de l’usuari).</text:span></text:p>
        </text:list-item>
        <text:list-item>
          <text:p text:style-name="P50"><text:span text:style-name="T48">Assignar el rol SER_ADMIN a l’usuari u999000</text:span></text:p>
        </text:list-item>
      </text:list>
      <text:p text:style-name="Text_20_body"><text:span text:style-name="T48"/></text:p>
      <text:p text:style-name="Text_20_body"><text:span text:style-name="T48"/></text:p>
      <text:p text:style-name="P20"><text:span text:style-name="T40">[Keycloak Javascript Adapter]</text:span><text:span text:style-name="T53">(</text:span><text:span text:style-name="T44">https://github.com/keycloak/keycloak-documentation/blob/master/securing_apps/topics/oidc/javascript-adapter.adoc <text:s text:c="4"/></text:span><text:span text:style-name="T53">)</text:span></text:p>
      <text:p text:style-name="P22"><text:span text:style-name="T46">* </text:span><text:span text:style-name="T40">[Keycloak connection using a Java application]</text:span>(<text:span text:style-name="T44">https://developers.redhat.com/blog/2020/11/24/authentication-and-authorization-using-the-keycloak-rest-api#keycloak_connection_using_a_java_application</text:span>)</text:p>
      <text:p text:style-name="P21"><text:span text:style-name="T46">* </text:span><text:span text:style-name="T40">[auth0/java-jwt]</text:span>(<text:span text:style-name="T44">https://github.com/auth0/java-jwt</text:span>)</text:p>
      <text:h text:style-name="P31" text:outline-level="3"><text:span text:style-name="T4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sans-serif" svg:font-family="sans-serif"/>
    <style:font-face style:name="serif" svg:font-family="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Normal" style:next-style-name="Standard" style:default-outline-level="1">
      <style:paragraph-properties fo:margin-top="0.706cm" fo:margin-bottom="0.212cm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212cm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Título_20_3" style:display-name="Título 3" style:family="paragraph" style:parent-style-name="Normal" style:next-style-name="Standard" style:default-outline-level="3">
      <style:paragraph-properties fo:margin-top="0.564cm" fo:margin-bottom="0.141cm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Título_20_4" style:display-name="Título 4" style:family="paragraph" style:parent-style-name="Normal" style:next-style-name="Standard" style:default-outline-level="4">
      <style:paragraph-properties fo:margin-top="0.494cm" fo:margin-bottom="0.141cm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Título_20_5" style:display-name="Título 5" style:family="paragraph" style:parent-style-name="Normal" style:next-style-name="Standard" style:default-outline-level="5">
      <style:paragraph-properties fo:margin-top="0.423cm" fo:margin-bottom="0.141cm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Título_20_6" style:display-name="Título 6" style:family="paragraph" style:parent-style-name="Normal" style:next-style-name="Standard" style:default-outline-level="6">
      <style:paragraph-properties fo:margin-top="0.423cm" fo:margin-bottom="0.141cm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Normal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itle" style:family="paragraph" style:parent-style-name="Normal" style:next-style-name="Standard" style:class="chapter">
      <style:paragraph-properties fo:margin-top="0cm" fo:margin-bottom="0.106cm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cm" fo:margin-bottom="0.564cm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92" style:display-name="ListLabel 92" style:family="text">
      <style:text-properties fo:color="#1155cc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ListLabel_20_93" style:display-name="ListLabel 93" style:family="text"/>
    <style:style style:name="ListLabel_20_94" style:display-name="ListLabel 94" style:family="text">
      <style:text-properties fo:color="#cf2028" fo:background-color="#ffffff"/>
    </style:style>
    <style:style style:name="ListLabel_20_95" style:display-name="ListLabel 95" style:family="text">
      <style:text-properties fo:color="#005999" fo:font-size="11.5pt" style:text-underline-style="solid" style:text-underline-width="auto" style:text-underline-color="font-color" style:text-underline-mode="continuous" style:text-overline-mode="continuous" style:text-line-through-mode="continuous" style:font-size-asian="11.5pt" style:font-size-complex="11.5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WW_5f_CharLFO8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8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8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8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8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8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8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8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0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uia de configuració</text:p>
      </style:header>
      <style:footer>
        <text:p text:style-name="Footer"/>
      </style:footer>
    </style:master-page>
    <style:master-page style:name="MP0" style:page-layout-name="Mpm2">
      <style:header>
        <text:p text:style-name="Standard"/>
        <text:p text:style-name="Standard"/>
      </style:header>
      <style:footer>
        <text:p text:style-name="MP2"><text:page-number text:select-page="current"/></text:p>
      </style:footer>
    </style:master-page>
    <style:master-page style:name="MPF0" style:page-layout-name="Mpm2" style:next-style-name="MP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creator>Elena Aguado Gila</dc:creator>
    <meta:creation-date>2021-07-23T12:41:00Z</meta:creation-date>
    <dc:date>2021-08-02T15:06:23.88</dc:date>
    <meta:editing-cycles>42</meta:editing-cycles>
    <meta:editing-duration>P4DT9H31M37S</meta:editing-duration>
    <meta:document-statistic meta:table-count="20" meta:image-count="1" meta:object-count="0" meta:page-count="11" meta:paragraph-count="174" meta:word-count="1427" meta:character-count="11835"/>
    <meta:template xlink:type="simple" xlink:actuate="onRequest" xlink:title="" xlink:href="Normal.dotm"/>
  </office:meta>
</office:document-meta>
</file>